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haredEntityManagerCreatorTests.transactionRequiredExceptionOnRefre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EntityManagerCreatorTests.deferredQueryWithUp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haredEntityManagerCreatorTests.deferredQueryWithResul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haredEntityManagerCreatorTests.deferredStoredProcedureQueryWithNamed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SharedEntityManagerCreatorTests.transactionRequiredExceptionOnJo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EntityManagerCreatorTests.proxyingWorksIfInfoReturnsNullEntityManager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haredEntityManagerCreatorTests.transactionRequiredExceptionOn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EntityManagerCreatorTests.transactionRequiredExceptionOnMer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EntityManagerCreatorTests.transactionRequiredExceptionOnPers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EntityManagerCreatorTests.transactionRequiredExceptionOn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haredEntityManagerCreatorTests.deferredQueryWithResult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haredEntityManagerCreatorTests.deferredQueryWithSingle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haredEntityManagerCreatorTests.deferredStoredProcedureQueryWithIndexed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7">
            <text:p text:style-name="Table_20_Contents">2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